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popupmenu/" manifest:media-type=""/>
  <manifest:file-entry manifest:full-path="Configurations2/statusbar/" manifest:media-type=""/>
  <manifest:file-entry manifest:full-path="Configurations2/progressbar/" manifest:media-type="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text before footnote<text:note text:id="ftn0" text:note-class="footnote"><text:note-citation>1</text:note-citation><text:note-body><text:p text:style-name="Footnote">A footnote?</text:p></text:note-body></text:note>.</text:p>
      <text:p text:style-name="Standard">A text before endnote<text:note text:id="ftn1" text:note-class="endnote"><text:note-citation>i</text:note-citation><text:note-body><text:p text:style-name="Endnote">An endnote?</text:p></text:note-body></text:note>.</text:p>
      <text:p text:style-name="Standard"><text:note text:id="ftn1" text:note-class="endnote"><text:note-citation>i</text:note-citation><text:note-body><text:p text:style-name="Endnote">An endnote?</text:p></text:note-body></text:note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2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/>
    </style:style>
    <style:style style:class="extra" style:family="paragraph" style:name="Footnote" style:parent-style-name="Standard">
      <style:paragraph-properties fo:margin="100%"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Endnote" style:parent-style-name="Standard">
      <style:paragraph-properties fo:margin="100%"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display-name="Endnote Symbol" style:family="text" style:name="Endnote_20_Symbol"/>
    <style:style style:display-name="Endnote anchor" style:family="text" style:name="Endnote_20_anchor">
      <style:text-properties style:text-position="super 58%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citation-body-style-name="Endnote_20_anchor" text:citation-style-name="Endnote_20_Symbol" text:master-page-name="Endnote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Mpm2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3-03-25T14:35:33.62</meta:creation-date>
    <meta:document-statistic meta:character-count="46" meta:image-count="0" meta:object-count="0" meta:page-count="2" meta:paragraph-count="4" meta:table-count="0" meta:word-count="12"/>
    <dc:date>2019-07-23T14:11:16</dc:date>
    <meta:editing-duration>PT0.117S</meta:editing-duration>
    <meta:editing-cycles>3</meta:editing-cycles>
    <meta:generator>StarOffice/8$Win32 OpenOffice.org_project/680m18$Build-9161</meta:generator>
  </office:meta>
</office:document-meta>
</file>